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ea24e" officeooo:paragraph-rsid="0071fe26"/>
    </style:style>
    <style:style style:name="P2" style:family="paragraph" style:parent-style-name="Text_20_body">
      <style:paragraph-properties fo:text-align="end" style:justify-single-word="false"/>
      <style:text-properties officeooo:paragraph-rsid="0071fe26"/>
    </style:style>
    <style:style style:name="P3" style:family="paragraph" style:parent-style-name="Text_20_body">
      <style:text-properties officeooo:rsid="00187b29" officeooo:paragraph-rsid="0071fe26"/>
    </style:style>
    <style:style style:name="P4" style:family="paragraph" style:parent-style-name="Text_20_body">
      <style:text-properties officeooo:rsid="000b1514" officeooo:paragraph-rsid="0071fe26"/>
    </style:style>
    <style:style style:name="P5" style:family="paragraph" style:parent-style-name="Text_20_body">
      <style:text-properties officeooo:rsid="0015e4d7" officeooo:paragraph-rsid="0071fe26"/>
    </style:style>
    <style:style style:name="P6" style:family="paragraph" style:parent-style-name="Text_20_body">
      <style:text-properties officeooo:paragraph-rsid="0071fe26"/>
    </style:style>
    <style:style style:name="P7" style:family="paragraph" style:parent-style-name="Text_20_body">
      <style:paragraph-properties fo:text-align="end" style:justify-single-word="false"/>
      <style:text-properties fo:font-size="10pt" officeooo:rsid="0071fe26" officeooo:paragraph-rsid="0071fe26" style:font-size-asian="10pt" style:font-size-complex="10pt"/>
    </style:style>
    <style:style style:name="P8" style:family="paragraph" style:parent-style-name="CODE">
      <style:text-properties fo:font-weight="normal" officeooo:paragraph-rsid="0071fe26" style:font-weight-asian="normal" style:font-weight-complex="normal"/>
    </style:style>
    <style:style style:name="P9" style:family="paragraph" style:parent-style-name="CODE">
      <style:text-properties officeooo:rsid="00187b29" officeooo:paragraph-rsid="0071fe26"/>
    </style:style>
    <style:style style:name="P10" style:family="paragraph" style:parent-style-name="CODE">
      <style:text-properties officeooo:paragraph-rsid="0071fe26"/>
    </style:style>
    <style:style style:name="P11" style:family="paragraph" style:parent-style-name="Preformatted_20_Text">
      <style:text-properties officeooo:paragraph-rsid="0071fe26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71fe26"/>
    </style:style>
    <style:style style:name="P13" style:family="paragraph" style:parent-style-name="Title">
      <style:text-properties officeooo:paragraph-rsid="0071fe26"/>
    </style:style>
    <style:style style:name="P14" style:family="paragraph" style:parent-style-name="CODE">
      <style:paragraph-properties fo:text-align="start" style:justify-single-word="false"/>
      <style:text-properties officeooo:paragraph-rsid="0071fe26"/>
    </style:style>
    <style:style style:name="P15" style:family="paragraph" style:parent-style-name="Heading_20_1">
      <style:text-properties officeooo:paragraph-rsid="0071fe26"/>
    </style:style>
    <style:style style:name="P16" style:family="paragraph" style:parent-style-name="Heading_20_2">
      <style:text-properties officeooo:paragraph-rsid="0071fe26"/>
    </style:style>
    <style:style style:name="P17" style:family="paragraph" style:parent-style-name="QUOTE" style:list-style-name="L1">
      <style:paragraph-properties fo:margin-top="0in" fo:margin-bottom="0in" style:contextual-spacing="false"/>
      <style:text-properties officeooo:paragraph-rsid="0071fe26"/>
    </style:style>
    <style:style style:name="P18" style:family="paragraph" style:parent-style-name="Text_20_body">
      <style:text-properties officeooo:rsid="0015e4d7" officeooo:paragraph-rsid="0071fe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581" style:font-weight-asian="bold" style:font-weight-complex="bold"/>
    </style:style>
    <style:style style:name="T3" style:family="text">
      <style:text-properties fo:font-weight="bold" officeooo:rsid="0015e4d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4581" style:font-weight-asian="normal" style:font-weight-complex="normal"/>
    </style:style>
    <style:style style:name="T6" style:family="text">
      <style:text-properties fo:font-weight="normal" officeooo:rsid="00187b29" style:font-weight-asian="normal" style:font-weight-complex="normal"/>
    </style:style>
    <style:style style:name="T7" style:family="text">
      <style:text-properties fo:font-weight="normal" officeooo:rsid="0015e4d7" style:font-weight-asian="normal" style:font-weight-complex="normal"/>
    </style:style>
    <style:style style:name="T8" style:family="text">
      <style:text-properties fo:font-size="8pt" officeooo:rsid="0020590b" style:font-size-asian="8pt" style:font-size-complex="8pt"/>
    </style:style>
    <style:style style:name="T9" style:family="text">
      <style:text-properties fo:font-size="8pt" officeooo:rsid="005d0b36" style:font-size-asian="8pt" style:font-size-complex="8pt"/>
    </style:style>
    <style:style style:name="T10" style:family="text">
      <style:text-properties fo:font-size="8pt" officeooo:rsid="001ea24e" style:font-size-asian="8pt" style:font-size-complex="8pt"/>
    </style:style>
    <style:style style:name="T11" style:family="text">
      <style:text-properties fo:font-size="8pt" officeooo:rsid="0071fe26" style:font-size-asian="8pt" style:font-size-complex="8pt"/>
    </style:style>
    <style:style style:name="T12" style:family="text">
      <style:text-properties officeooo:rsid="00184581"/>
    </style:style>
    <style:style style:name="T13" style:family="text">
      <style:text-properties fo:font-size="10pt" fo:font-weight="normal" officeooo:rsid="0015e4d7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198cd1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198cd1" style:font-size-asian="10pt" style:font-size-complex="10pt"/>
    </style:style>
    <style:style style:name="T17" style:family="text">
      <style:text-properties fo:font-size="10pt" officeooo:rsid="0019fcd9" style:font-size-asian="10pt" style:font-size-complex="10pt"/>
    </style:style>
    <style:style style:name="T18" style:family="text">
      <style:text-properties fo:font-size="10pt" fo:font-weight="bold" officeooo:rsid="00198cd1" style:font-size-asian="10pt" style:font-weight-asian="bold" style:font-size-complex="10pt" style:font-weight-complex="bold"/>
    </style:style>
    <style:style style:name="T19" style:family="text">
      <style:text-properties officeooo:rsid="0015e4d7"/>
    </style:style>
    <style:style style:name="T20" style:family="text">
      <style:text-properties style:font-name="Liberation Mono1" fo:font-size="10pt" style:font-size-asian="10pt" style:font-size-complex="10pt"/>
    </style:style>
    <style:style style:name="T21" style:family="text">
      <style:text-properties style:font-name="Liberation Mono1" fo:font-size="10pt" officeooo:rsid="00187b29" style:font-size-asian="10pt" style:font-size-complex="10pt"/>
    </style:style>
    <style:style style:name="T2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Liberation Mono1" fo:font-size="10pt" fo:font-weight="bold" officeooo:rsid="00187b29" style:font-size-asian="10pt" style:font-weight-asian="bold" style:font-size-complex="10pt" style:font-weight-complex="bold"/>
    </style:style>
    <style:style style:name="T24" style:family="text">
      <style:text-properties style:font-name="Liberation Mono1" fo:font-size="10pt" fo:font-weight="normal" officeooo:rsid="00187b29" style:font-size-asian="10pt" style:font-weight-asian="normal" style:font-size-complex="10pt" style:font-weight-complex="normal"/>
    </style:style>
    <style:style style:name="T25" style:family="text">
      <style:text-properties officeooo:rsid="00187b29"/>
    </style:style>
    <style:style style:name="T26" style:family="text">
      <style:text-properties officeooo:rsid="0019fcd9"/>
    </style:style>
    <style:style style:name="T27" style:family="text">
      <style:text-properties officeooo:rsid="00218ef6"/>
    </style:style>
    <style:style style:name="T28" style:family="text">
      <style:text-properties officeooo:rsid="00198cd1"/>
    </style:style>
    <style:style style:name="T29" style:family="text">
      <style:text-properties officeooo:rsid="001bf028"/>
    </style:style>
    <style:style style:name="T30" style:family="text">
      <style:text-properties officeooo:rsid="0077274e"/>
    </style:style>
    <style:style style:name="T31" style:family="text">
      <style:text-properties officeooo:rsid="00787b25"/>
    </style:style>
    <style:style style:name="T32" style:family="text">
      <style:text-properties style:font-name="Liberation Seri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WS-VAULT</text:p>
      <text:p text:style-name="P1"><text:span text:style-name="T10">Last updated </text:span><text:span text:style-name="T8">202</text:span><text:span text:style-name="T9">20</text:span><text:span text:style-name="T11">515</text:span></text:p>
      <text:p text:style-name="P2"><text:a xlink:type="simple" xlink:href="https://github.com/99designs/aws-vault" text:style-name="Internet_20_link" text:visited-style-name="Visited_20_Internet_20_Link">https://github.com/99designs/aws-vault</text:a></text:p>
      <text:p text:style-name="P7">Secure Access to AWS Cloud Services</text:p>
      <text:h text:style-name="P15" text:outline-level="1">Install</text:h>
      <text:p text:style-name="P3">Grab the latest release from <text:a xlink:type="simple" xlink:href="https://github.com/99designs/aws-vault/releases" text:style-name="Internet_20_link" text:visited-style-name="Visited_20_Internet_20_Link">https://github.com/99designs/aws-vault/releases</text:a></text:p>
      <text:p text:style-name="P3">Place it in your <text:span text:style-name="T1">PATH</text:span></text:p>
      <text:h text:style-name="P15" text:outline-level="1">Virtualenv</text:h>
      <text:p text:style-name="P4"><text:span text:style-name="T12">U</text:span>se within a <text:span text:style-name="T1">virtualenv</text:span><text:span text:style-name="T4"> </text:span><text:span text:style-name="T5">for </text:span><text:span text:style-name="T6">API access via</text:span><text:span text:style-name="T5"> </text:span><text:span text:style-name="T2">awscli.</text:span></text:p>
      <text:p text:style-name="P10">$ virtualenv <text:span text:style-name="T12">~</text:span>/venv/a<text:span text:style-name="T30">ws</text:span> --python=python3</text:p>
      <text:p text:style-name="P10">created virtual environment CPython3.6.9.final.0-64 in 5058ms</text:p>
      <text:p text:style-name="P10">$ source <text:span text:style-name="T12">~</text:span>/venv/alp/bin/activate</text:p>
      <text:p text:style-name="P8">(a<text:span text:style-name="T30">ws</text:span>) $ python3 -m pip install --upgrade pip</text:p>
      <text:p text:style-name="P10">Successfully installed pip-*</text:p>
      <text:p text:style-name="P14">(a<text:span text:style-name="T30">ws</text:span>)$ python3 -m pip install awscli botocore <text:s text:c="2"/><text:line-break/>...</text:p>
      <text:p text:style-name="P10">Successfully installed PyYAML-5.4.1 awscli-1.19.30 botocore-1.20.30 colorama-0.4.3 docutils-0.15.2 jmespath-0.10.0 pyasn1-0.4.8 python-dateutil-2.8.1 rsa-4.5 s3transfer-0.3.4 six-1.15.0 urllib3-1.26.4</text:p>
      <text:p text:style-name="P9">(a<text:span text:style-name="T30">ws</text:span>) $ aws-vault exec PROFILE -- aws sts get-caller-identity</text:p>
      <text:h text:style-name="P15" text:outline-level="1">Backends</text:h>
      <text:p text:style-name="P6"><text:span text:style-name="T3">aws-vault</text:span><text:span text:style-name="T7"> has support for a number of backends and will check for them sequentially and use the first one found.</text:span></text:p>
      <text:list xml:id="list944288484" text:style-name="L1">
        <text:list-item>
          <text:p text:style-name="P17"><text:a xlink:type="simple" xlink:href="https://support.apple.com/en-au/guide/keychain-access/welcome/mac" text:style-name="Internet_20_link" text:visited-style-name="Visited_20_Internet_20_Link">macOS Keychain</text:a> </text:p>
        </text:list-item>
        <text:list-item>
          <text:p text:style-name="P17"><text:a xlink:type="simple" xlink:href="https://support.microsoft.com/en-au/help/4026814/windows-accessing-credential-manager" text:style-name="Internet_20_link" text:visited-style-name="Visited_20_Internet_20_Link">Windows Credential Manager</text:a> </text:p>
        </text:list-item>
        <text:list-item>
          <text:p text:style-name="P17">Secret Service (<text:a xlink:type="simple" xlink:href="https://wiki.gnome.org/Projects/GnomeKeyring" text:style-name="Internet_20_link" text:visited-style-name="Visited_20_Internet_20_Link">Gnome Keyring</text:a>, <text:a xlink:type="simple" xlink:href="https://kde.org/applications/system/org.kde.kwalletmanager5" text:style-name="Internet_20_link" text:visited-style-name="Visited_20_Internet_20_Link">KWallet</text:a>) </text:p>
        </text:list-item>
        <text:list-item>
          <text:p text:style-name="P17"><text:a xlink:type="simple" xlink:href="https://kde.org/applications/system/org.kde.kwalletmanager5" text:style-name="Internet_20_link" text:visited-style-name="Visited_20_Internet_20_Link">KWallet</text:a> </text:p>
        </text:list-item>
        <text:list-item>
          <text:p text:style-name="P17"><text:a xlink:type="simple" xlink:href="https://www.passwordstore.org/" text:style-name="Internet_20_link" text:visited-style-name="Visited_20_Internet_20_Link">Pass</text:a> </text:p>
        </text:list-item>
        <text:list-item>
          <text:p text:style-name="P17">Encrypted file </text:p>
        </text:list-item>
      </text:list>
      <text:p text:style-name="P6"><text:span text:style-name="T13"><text:tab/><text:tab/></text:span><text:a xlink:type="simple" xlink:href="https://github.com/99designs/aws-vault#vaulting-backends" text:style-name="Internet_20_link" text:visited-style-name="Visited_20_Internet_20_Link"><text:span text:style-name="T13">https://github.com/99designs/aws-vault#vaulting-backends</text:span></text:a></text:p>
      <text:p text:style-name="P6"><text:span text:style-name="T7">On most Linux systems this will be </text:span><text:span text:style-name="T3">Secret Service</text:span><text:span text:style-name="T7">. <text:s/></text:span></text:p>
      <text:p text:style-name="P5"><text:span text:style-name="T4">I have had frustrations when working with </text:span><text:span text:style-name="T1">Gnome Keyring</text:span><text:span text:style-name="T4"> so I like to use the password manager I use; the Linux Password Store </text:span><text:span text:style-name="T1">pass</text:span><text:span text:style-name="T4">.</text:span></text:p>
      <text:p text:style-name="P5"><text:span text:style-name="T4">To ensure </text:span><text:span text:style-name="T1">aws-vault</text:span><text:span text:style-name="T4"> uses </text:span><text:span text:style-name="T1">pass</text:span><text:span text:style-name="T4"> for its backend we will need to add a line to the </text:span><text:span text:style-name="T1">~/.bashrc</text:span><text:span text:style-name="T4"> file that sets the </text:span><text:span text:style-name="T1">aws-vault</text:span><text:span text:style-name="T4"> backend at each </text:span><text:span text:style-name="T1">bash</text:span><text:span text:style-name="T4"> invocation:</text:span></text:p>
      <text:p text:style-name="P10"><text:span text:style-name="Source_20_Text"><text:span text:style-name="T19">echo “export </text:span></text:span><text:span text:style-name="Source_20_Text">AWS_VAULT_BACKEND</text:span><text:span text:style-name="Source_20_Text"><text:span text:style-name="T19">=pass” &gt;&gt; ~/.bashrc</text:span></text:span></text:p>
      <text:p text:style-name="P10"><text:span text:style-name="Source_20_Text"><text:span text:style-name="T19">echo “export AWS_VAULT_PASS_PREFIX=aws-vault” &gt;&gt; ~/.bashrc</text:span></text:span></text:p>
      <text:p text:style-name="Text_20_body"><text:span text:style-name="Source_20_Text"><text:span text:style-name="T32">The prefix will help keep the pass tree organised.</text:span></text:span></text:p>
      <text:h text:style-name="P15" text:outline-level="1"><text:soft-page-break/><text:span text:style-name="Source_20_Text">Use</text:span></text:h>
      <text:h text:style-name="P16" text:outline-level="2"><text:span text:style-name="Source_20_Text">Roles</text:span></text:h>
      <text:p text:style-name="P6"><text:span text:style-name="Source_20_Text"><text:span text:style-name="T21">Interact with your environment</text:span></text:span><text:span text:style-name="Source_20_Text"><text:span text:style-name="T20"> via a role assumed by your user</text:span></text:span></text:p>
      <text:p text:style-name="P6"><text:span text:style-name="Source_20_Text"><text:span text:style-name="T21">Add the credentials from a </text:span></text:span><text:span text:style-name="Source_20_Text"><text:span text:style-name="T23">user</text:span></text:span><text:span text:style-name="Source_20_Text"><text:span text:style-name="T24"> to </text:span></text:span><text:span text:style-name="Source_20_Text"><text:span text:style-name="T23">aws-vault</text:span></text:span><text:span text:style-name="Source_20_Text"><text:span text:style-name="T24"> as a user profile then add the role profile manually to </text:span></text:span><text:span text:style-name="Source_20_Text"><text:span text:style-name="T23">~/.aws/config</text:span></text:span></text:p>
      <text:p text:style-name="P10"><text:span text:style-name="Source_20_Text"><text:span text:style-name="T25">$ cat ~/.aws/config <text:s text:c="2"/></text:span></text:span></text:p>
      <text:p text:style-name="P10">[profile <text:span text:style-name="T25">USER-PROFILE</text:span>]</text:p>
      <text:p text:style-name="P10"><text:s text:c="22"/></text:p>
      <text:p text:style-name="P9">[profile ROLE-PROFILE]</text:p>
      <text:p text:style-name="P9">region = us-east-2 <text:s text:c="3"/></text:p>
      <text:p text:style-name="P10">source_profile = <text:span text:style-name="T25">USER-PROFILE</text:span></text:p>
      <text:p text:style-name="P10">role_arn = arn:aws:iam::22222222222:role/ReadOnly</text:p>
      <text:h text:style-name="P16" text:outline-level="2"><text:span text:style-name="Source_20_Text">Add</text:span></text:h>
      <text:p text:style-name="P12"><text:span text:style-name="Source_20_Text"><text:span text:style-name="T26">Add new </text:span></text:span><text:span text:style-name="Source_20_Text">AWS credentials for the </text:span><text:span text:style-name="Source_20_Text"><text:span text:style-name="T26">a</text:span></text:span><text:span text:style-name="Source_20_Text"> profile</text:span></text:p>
      <text:p text:style-name="P10">$ aws-vault add <text:span text:style-name="T26">PROFILE</text:span></text:p>
      <text:p text:style-name="P10">Enter Access Key Id: ABDCDEFDASDASF</text:p>
      <text:p text:style-name="P10">Enter Secret Key: %</text:p>
      <text:h text:style-name="P16" text:outline-level="2">Exec</text:h>
      <text:p text:style-name="P11">Execute a command using temporary credentials</text:p>
      <text:p text:style-name="P10">$ aws-vault exec <text:span text:style-name="T26">PROFILE</text:span> -- <text:span text:style-name="T27">CMD ARGS</text:span></text:p>
      <text:p text:style-name="P10">$ aws-vault exec <text:span text:style-name="T26">PROFILE</text:span> -- aws s3 ls</text:p>
      <text:p text:style-name="P11"/>
      <text:h text:style-name="P16" text:outline-level="2"><text:span text:style-name="Source_20_Text">TTL</text:span></text:h>
      <text:p text:style-name="P6"><text:span text:style-name="Source_20_Text"><text:span text:style-name="T16">Use the </text:span></text:span><text:span text:style-name="Source_20_Text"><text:span text:style-name="T18">-d</text:span></text:span><text:span text:style-name="Source_20_Text"><text:span text:style-name="T14"> flag to assign a session length between 1min and 4 hours.</text:span></text:span></text:p>
      <text:p text:style-name="P10"><text:span text:style-name="Source_20_Text"><text:span text:style-name="T28">$ aws-vault exec –help</text:span></text:span></text:p>
      <text:p text:style-name="P10"><text:span text:style-name="Source_20_Text">. . . <text:s text:c="16"/></text:span></text:p>
      <text:p text:style-name="P10"><text:span text:style-name="Source_20_Text"><text:s text:c="2"/>-d, --duration=DURATION <text:s text:c="7"/>Duration of the temporary or assume-role</text:span></text:p>
      <text:p text:style-name="P10"><text:span text:style-name="Source_20_Text"><text:s text:c="33"/>session. Defaults to 1h</text:span></text:p>
      <text:p text:style-name="P10"><text:span text:style-name="Source_20_Text"><text:span text:style-name="T28">$ aws-vault exec -d 4h PROFILE – COMMAND</text:span></text:span></text:p>
      <text:p text:style-name="P10"><text:span text:style-name="Source_20_Text"/></text:p>
      <text:p text:style-name="P6"><text:span text:style-name="Source_20_Text"><text:span text:style-name="T15">Many roles have limits on the </text:span></text:span><text:span text:style-name="Source_20_Text"><text:span text:style-name="T17">length of the </text:span></text:span><text:span text:style-name="Source_20_Text"><text:span text:style-name="T15">temporary credential expiry</text:span></text:span></text:p>
      <text:p text:style-name="P10"><text:span text:style-name="Source_20_Text">$ aws-vault exec -d 5h </text:span><text:span text:style-name="Source_20_Text"><text:span text:style-name="T26">PROFILE</text:span></text:span><text:span text:style-name="Source_20_Text"> -- aws sts get-caller-identity</text:span></text:p>
      <text:p text:style-name="P10"><text:span text:style-name="Source_20_Text">aws-vault: error: exec: Failed to get credentials for </text:span><text:span text:style-name="Source_20_Text"><text:span text:style-name="T26">PROFILE</text:span></text:span><text:span text:style-name="Source_20_Text">: ValidationError: The requested DurationSeconds exceeds the MaxSessionDuration set for this role.</text:span></text:p>
      <text:p text:style-name="P10"><text:span text:style-name="Source_20_Text"><text:tab/>status code: 400, request id: </text:span><text:span text:style-name="Source_20_Text"><text:span text:style-name="T26">11111111</text:span></text:span><text:span text:style-name="Source_20_Text">-1</text:span><text:span text:style-name="Source_20_Text"><text:span text:style-name="T26">111</text:span></text:span><text:span text:style-name="Source_20_Text">-</text:span><text:span text:style-name="Source_20_Text"><text:span text:style-name="T26">1111</text:span></text:span><text:span text:style-name="Source_20_Text">-</text:span><text:span text:style-name="Source_20_Text"><text:span text:style-name="T26">1111</text:span></text:span><text:span text:style-name="Source_20_Text">-</text:span><text:span text:style-name="Source_20_Text"><text:span text:style-name="T26">1111111111111</text:span></text:span></text:p>
      <text:h text:style-name="P16" text:outline-level="2"><text:bookmark text:name="user-content-logging-into-aws-console"/><text:span text:style-name="Source_20_Text">Logging into AWS console</text:span></text:h>
      <text:p text:style-name="P6"><text:span text:style-name="T20">You can use the </text:span><text:span text:style-name="Source_20_Text"><text:span text:style-name="T22">aws-vault login</text:span></text:span><text:span text:style-name="T20"> command to open a browser window and login to AWS Console</text:span></text:p>
      <text:p text:style-name="P10">$ aws-vault login <text:span text:style-name="T29">PROFI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ab3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in" fo:margin-right="0in" fo:margin-top="0.139in" fo:margin-bottom="0.0835in" style:contextual-spacing="false" fo:text-indent="0in" style:auto-text-indent="false"/>
      <style:text-properties fo:color="#e8a202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style:contextual-spacing="false" fo:text-indent="0in" style:auto-text-indent="false"/>
      <style:text-properties fo:color="#87d1d1" loext:opacity="100%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0.75in" fo:margin-right="0in" fo:margin-top="0.0835in" fo:margin-bottom="0.0835in" style:contextual-spacing="false" fo:text-indent="0in" style:auto-text-indent="false" style:page-number="auto" style:shadow="none"/>
      <style:text-properties fo:color="#f68e76" loext:opacity="100%" fo:font-size="95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1in" fo:margin-right="0in" fo:margin-top="0.0835in" fo:margin-bottom="0.0417in" style:contextual-spacing="false" fo:text-indent="0in" style:auto-text-indent="false"/>
      <style:text-properties fo:color="#aa55a1" loext:opacity="100%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OTE" style:family="paragraph" style:parent-style-name="Heading_20_7"/>
    <style:style style:name="CODE" style:family="paragraph" style:parent-style-name="Text_20_body" style:master-page-name="">
      <loext:graphic-properties draw:fill="solid" draw:fill-color="#eeeeee"/>
      <style:paragraph-properties fo:margin-left="1in" fo:margin-right="0in" fo:margin-top="0in" fo:margin-bottom="0in" style:contextual-spacing="false" fo:line-height="100%" fo:text-align="justify" style:justify-single-word="false" fo:text-indent="0in" style:auto-text-indent="false" style:page-number="auto" fo:background-color="#eeeeee" fo:padding="0.0201in" fo:border="0.06pt solid #cccccc" style:shadow="none" style:snap-to-layout-grid="false">
        <style:tab-stops/>
      </style:paragraph-properties>
      <style:text-properties style:font-name="Liberation Mono" fo:font-family="'Liberation Mono'" style:font-style-name="Regular" style:font-family-generic="modern" style:font-pitch="fixed" fo:font-size="8pt" officeooo:rsid="00211048" fo:background-color="transparent" style:font-size-asian="10.5pt"/>
    </style:style>
    <style:style style:name="QUOTE" style:family="paragraph" style:parent-style-name="Text_20_body">
      <loext:graphic-properties draw:fill="solid" draw:fill-color="#ffd8ce"/>
      <style:paragraph-properties fo:margin-left="1in" fo:margin-right="1in" fo:line-height="100%" fo:text-indent="0in" style:auto-text-indent="false" fo:background-color="#ffd8ce"/>
      <style:text-properties fo:font-size="9pt" fo:background-color="transparent" style:font-size-asian="10.5pt"/>
    </style:style>
    <style:style style:name="LivingDoc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7:56:12.124471333</meta:creation-date>
    <dc:date>2022-05-16T22:07:19.245283542</dc:date>
    <meta:editing-duration>P1DT10H31M39S</meta:editing-duration>
    <meta:editing-cycles>83</meta:editing-cycles>
    <meta:generator>LibreOffice/7.1.8.1$Linux_X86_64 LibreOffice_project/10$Build-1</meta:generator>
    <meta:document-statistic meta:table-count="0" meta:image-count="0" meta:object-count="0" meta:page-count="2" meta:paragraph-count="66" meta:word-count="420" meta:character-count="2966" meta:non-whitespace-character-count="2517"/>
  </office:meta>
</office:document-meta>
</file>